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205cm" fo:min-width="0.182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.95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96cm" fo:min-width="10.415cm"/>
    </style:style>
    <style:style style:name="gr8" style:family="graphic" style:parent-style-name="standard">
      <style:graphic-properties svg:stroke-color="#000000" draw:fill-color="#579d1c" draw:textarea-horizontal-align="justify" draw:textarea-vertical-align="middle" draw:auto-grow-height="false" fo:min-height="2.479cm" fo:min-width="2.229cm"/>
    </style:style>
    <style:style style:name="gr9" style:family="graphic" style:parent-style-name="standard">
      <style:graphic-properties svg:stroke-color="#000000" draw:fill-color="#ff66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4" style:family="graphic" style:parent-style-name="standard">
      <style:graphic-properties svg:stroke-color="#000000" draw:fill-color="#ff950e" draw:textarea-horizontal-align="justify" draw:textarea-vertical-align="middle" draw:auto-grow-height="false" fo:min-height="0.582cm" fo:min-width="1.9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075cm" fo:min-width="0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0.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1" style:family="paragraph">
      <loext:graphic-properties draw:fill-color="#00cc33"/>
      <style:paragraph-properties fo:text-align="center"/>
      <style:text-properties fo:language="pl" fo:country="PL"/>
    </style:style>
    <style:style style:name="P2" style:family="paragraph">
      <loext:graphic-properties draw:fill="none"/>
      <style:paragraph-properties fo:text-align="center"/>
      <style:text-properties fo:language="pl" fo:country="PL"/>
    </style:style>
    <style:style style:name="P3" style:family="paragraph">
      <loext:graphic-properties draw:fill-color="#729fcf"/>
      <style:paragraph-properties fo:text-align="center"/>
      <style:text-properties fo:language="pl" fo:country="PL"/>
    </style:style>
    <style:style style:name="P4" style:family="paragraph">
      <loext:graphic-properties draw:fill-color="#ffffff"/>
      <style:paragraph-properties fo:text-align="center"/>
      <style:text-properties fo:language="pl" fo:country="PL"/>
    </style:style>
    <style:style style:name="P5" style:family="paragraph">
      <loext:graphic-properties draw:fill="solid" draw:fill-color="#729fcf"/>
      <style:paragraph-properties fo:text-align="center"/>
      <style:text-properties fo:language="pl" fo:country="PL"/>
    </style:style>
    <style:style style:name="P6" style:family="paragraph">
      <style:paragraph-properties fo:text-align="center"/>
    </style:style>
    <style:style style:name="P7" style:family="paragraph">
      <loext:graphic-properties draw:fill-color="#579d1c"/>
      <style:paragraph-properties fo:text-align="center"/>
      <style:text-properties fo:color="#ffffff" fo:font-size="24pt" fo:language="pl" fo:country="PL"/>
    </style:style>
    <style:style style:name="P8" style:family="paragraph">
      <loext:graphic-properties draw:fill-color="#ff6600"/>
      <style:paragraph-properties fo:text-align="center"/>
      <style:text-properties fo:language="pl" fo:country="PL"/>
    </style:style>
    <style:style style:name="P9" style:family="paragraph">
      <loext:graphic-properties draw:fill="none" draw:fill-color="#ffffff"/>
      <style:text-properties fo:font-size="14pt" fo:language="pl" fo:country="PL" style:font-size-asian="14pt" style:font-size-complex="14pt"/>
    </style:style>
    <style:style style:name="P10" style:family="paragraph">
      <loext:graphic-properties draw:fill="none"/>
      <style:text-properties fo:language="pl" fo:country="PL"/>
    </style:style>
    <style:style style:name="P11" style:family="paragraph">
      <loext:graphic-properties draw:fill-color="#ff950e"/>
      <style:paragraph-properties fo:text-align="center"/>
      <style:text-properties fo:color="#ffffff" fo:font-size="14pt" fo:language="pl" fo:country="PL" style:font-size-asian="14pt" style:font-size-complex="14pt"/>
    </style:style>
    <style:style style:name="P12" style:family="paragraph">
      <loext:graphic-properties draw:fill="none" draw:fill-color="#ffffff"/>
      <style:text-properties fo:font-size="14pt" fo:language="pl" fo:country="P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fo:font-size="24pt" fo:language="pl" fo:country="PL"/>
    </style:style>
    <style:style style:name="T2" style:family="text">
      <style:text-properties fo:font-size="14pt" fo:language="pl" fo:country="PL" style:font-size-asian="14pt" style:font-size-complex="14pt"/>
    </style:style>
    <style:style style:name="T3" style:family="text">
      <style:text-properties fo:color="#ffffff" fo:font-size="14pt" fo:language="pl" fo:country="PL" style:font-size-asian="14pt" style:font-size-complex="14pt"/>
    </style:style>
    <style:style style:name="T4" style:family="text">
      <style:text-properties fo:font-size="14pt" fo:language="pl" fo:country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545cm" svg:height="0.546cm" svg:x="8.567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1.076cm" svg:y1="8.579cm" svg:x2="16.533cm" svg:y2="8.579cm">
            <text:p/>
          </draw:line>
          <draw:line draw:style-name="gr3" draw:text-style-name="P2" draw:layer="layout" svg:x1="11.075cm" svg:y1="8.579cm" svg:x2="10.666cm" svg:y2="9.261cm">
            <text:p/>
          </draw:line>
          <draw:line draw:style-name="gr3" draw:text-style-name="P2" draw:layer="layout" svg:x1="16.533cm" svg:y1="8.579cm" svg:x2="16.124cm" svg:y2="9.261cm">
            <text:p/>
          </draw:line>
          <draw:line draw:style-name="gr3" draw:text-style-name="P2" draw:layer="layout" svg:x1="13.804cm" svg:y1="8.579cm" svg:x2="13.395cm" svg:y2="9.261cm">
            <text:p/>
          </draw:line>
          <draw:line draw:style-name="gr3" draw:text-style-name="P2" draw:layer="layout" svg:x1="12.44cm" svg:y1="8.579cm" svg:x2="12.031cm" svg:y2="9.261cm">
            <text:p/>
          </draw:line>
          <draw:line draw:style-name="gr3" draw:text-style-name="P2" draw:layer="layout" svg:x1="15.168cm" svg:y1="8.579cm" svg:x2="14.759cm" svg:y2="9.261cm">
            <text:p/>
          </draw:line>
          <draw:line draw:style-name="gr3" draw:text-style-name="P2" draw:layer="layout" svg:x1="11.757cm" svg:y1="8.579cm" svg:x2="11.348cm" svg:y2="9.261cm">
            <text:p/>
          </draw:line>
          <draw:line draw:style-name="gr3" draw:text-style-name="P2" draw:layer="layout" svg:x1="13.122cm" svg:y1="8.579cm" svg:x2="12.713cm" svg:y2="9.261cm">
            <text:p/>
          </draw:line>
          <draw:line draw:style-name="gr3" draw:text-style-name="P2" draw:layer="layout" svg:x1="14.486cm" svg:y1="8.579cm" svg:x2="14.077cm" svg:y2="9.261cm">
            <text:p/>
          </draw:line>
          <draw:line draw:style-name="gr3" draw:text-style-name="P2" draw:layer="layout" svg:x1="15.851cm" svg:y1="8.579cm" svg:x2="15.442cm" svg:y2="9.261cm">
            <text:p/>
          </draw:line>
        </draw:g>
        <draw:g>
          <draw:line draw:style-name="gr2" draw:text-style-name="P2" draw:layer="layout" svg:x1="6.109cm" svg:y1="5.549cm" svg:x2="11.566cm" svg:y2="5.549cm">
            <text:p/>
          </draw:line>
          <draw:line draw:style-name="gr3" draw:text-style-name="P2" draw:layer="layout" svg:x1="6.109cm" svg:y1="5.549cm" svg:x2="5.7cm" svg:y2="6.231cm">
            <text:p/>
          </draw:line>
          <draw:line draw:style-name="gr3" draw:text-style-name="P2" draw:layer="layout" svg:x1="11.566cm" svg:y1="5.549cm" svg:x2="11.157cm" svg:y2="6.231cm">
            <text:p/>
          </draw:line>
          <draw:line draw:style-name="gr3" draw:text-style-name="P2" draw:layer="layout" svg:x1="8.838cm" svg:y1="5.549cm" svg:x2="8.429cm" svg:y2="6.231cm">
            <text:p/>
          </draw:line>
          <draw:line draw:style-name="gr3" draw:text-style-name="P2" draw:layer="layout" svg:x1="7.473cm" svg:y1="5.549cm" svg:x2="7.064cm" svg:y2="6.231cm">
            <text:p/>
          </draw:line>
          <draw:line draw:style-name="gr3" draw:text-style-name="P2" draw:layer="layout" svg:x1="10.202cm" svg:y1="5.549cm" svg:x2="9.793cm" svg:y2="6.231cm">
            <text:p/>
          </draw:line>
          <draw:line draw:style-name="gr3" draw:text-style-name="P2" draw:layer="layout" svg:x1="6.791cm" svg:y1="5.549cm" svg:x2="6.382cm" svg:y2="6.231cm">
            <text:p/>
          </draw:line>
          <draw:line draw:style-name="gr3" draw:text-style-name="P2" draw:layer="layout" svg:x1="8.156cm" svg:y1="5.549cm" svg:x2="7.747cm" svg:y2="6.231cm">
            <text:p/>
          </draw:line>
          <draw:line draw:style-name="gr3" draw:text-style-name="P2" draw:layer="layout" svg:x1="9.52cm" svg:y1="5.549cm" svg:x2="9.111cm" svg:y2="6.231cm">
            <text:p/>
          </draw:line>
          <draw:line draw:style-name="gr3" draw:text-style-name="P2" draw:layer="layout" svg:x1="10.884cm" svg:y1="5.549cm" svg:x2="10.475cm" svg:y2="6.231cm">
            <text:p/>
          </draw:line>
        </draw:g>
        <draw:custom-shape draw:style-name="gr4" draw:text-style-name="P3" xml:id="id3" draw:id="id3" draw:layer="layout" svg:width="1.364cm" svg:height="1.364cm" svg:x="13.122cm" svg:y="7.2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.456cm" svg:height="0.138cm" draw:transform="rotate (0.523598775598299) translate (13.804cm 7.0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73cm" svg:height="0.273cm" svg:x="13.668cm" svg:y="7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456cm" svg:height="0.137cm" draw:transform="rotate (2.35619449019234) translate (15.95cm 5.91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73cm" svg:height="0.273cm" svg:x="15.851cm" svg:y="5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4cm" svg:height="1.364cm" svg:x="8.156cm" svg:y="4.1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273cm" svg:height="0.273cm" svg:x="8.702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915cm" svg:height="0.546cm" svg:x="3.382cm" svg:y="3.5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73cm" svg:height="0.273cm" svg:x="14.077cm" svg:y="3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" draw:id="id1" draw:layer="layout" svg:width="2.729cm" svg:height="2.729cm" svg:x="7.475cm" svg:y="10.871cm">
          <text:p text:style-name="P6"><text:span text:style-name="T1">PLC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0.819cm" svg:height="0.546cm" draw:transform="rotate (-1.5707963267949) translate (3.928cm 2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5" draw:id="id5" draw:layer="layout" svg:width="0.819cm" svg:height="0.546cm" draw:transform="rotate (1.5707963267949) translate (13.751cm 3.5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2" draw:layer="layout" svg:width="0.426cm" svg:height="0.681cm" draw:transform="skewX (-0.227940000310459) rotate (2.5546384261441) translate (4.88281978050628cm 3.50379299449517cm)" svg:viewBox="0 0 427 682" svg:d="M0 0c738 0 295 682 295 682">
          <text:p/>
        </draw:path>
        <draw:path draw:style-name="gr3" draw:text-style-name="P2" draw:layer="layout" svg:width="0.426cm" svg:height="0.68cm" draw:transform="skewX (-0.230557994188451) rotate (2.55254403104171) translate (5.2921248077752cm 3.50379460713193cm)" svg:viewBox="0 0 427 681" svg:d="M0 0c738-1 295 681 295 681">
          <text:p/>
        </draw:path>
        <draw:path draw:style-name="gr3" draw:text-style-name="P2" draw:layer="layout" svg:width="0.425cm" svg:height="0.681cm" draw:transform="skewX (-0.229336263712055) rotate (2.5546384261441) translate (4.47351414901367cm 3.50379299449517cm)" svg:viewBox="0 0 426 682" svg:d="M0 0c738 0 294 682 294 682">
          <text:p/>
        </draw:path>
        <draw:path draw:style-name="gr3" draw:text-style-name="P2" draw:layer="layout" svg:width="0.426cm" svg:height="0.679cm" draw:transform="skewX (0.232826922216043) rotate (-2.54957697131332) translate (13.1506271111196cm 3.26536954816144cm)" svg:viewBox="0 0 427 680" svg:d="M427 0c-738-3-295 680-295 680">
          <text:p/>
        </draw:path>
        <draw:path draw:style-name="gr3" draw:text-style-name="P2" draw:layer="layout" svg:width="0.426cm" svg:height="0.679cm" draw:transform="skewX (0.231779724664847) rotate (-2.55149683349051) translate (12.7413905453936cm 3.26630073168988cm)" svg:viewBox="0 0 427 680" svg:d="M427 0c-739-2-295 680-295 680">
          <text:p/>
        </draw:path>
        <draw:path draw:style-name="gr3" draw:text-style-name="P2" draw:layer="layout" svg:width="0.426cm" svg:height="0.679cm" draw:transform="skewX (0.234223185617639) rotate (-2.54957697131332) translate (13.5595754060725cm 3.26560984945073cm)" svg:viewBox="0 0 427 680" svg:d="M427 0c-739-3-294 680-294 680">
          <text:p/>
        </draw:path>
        <draw:frame draw:style-name="gr10" draw:text-style-name="P9" draw:layer="layout" svg:width="6.8cm" svg:height="0.885cm" svg:x="5.3cm" svg:y="1.7cm">
          <draw:text-box>
            <text:p><text:span text:style-name="T2">Czujniki optyczne odległości</text:span></text:p>
          </draw:text-box>
        </draw:frame>
        <draw:line draw:style-name="gr11" draw:text-style-name="P10" draw:layer="layout" svg:x1="3.382cm" svg:y1="4.05cm" svg:x2="7.475cm" svg:y2="10.871cm">
          <text:p/>
        </draw:line>
        <draw:frame draw:style-name="gr12" draw:text-style-name="P9" draw:layer="layout" svg:width="5cm" svg:height="0.885cm" draw:transform="rotate (-1.02084307949148) translate (3.838cm 4.956cm)">
          <draw:text-box>
            <text:p><text:span text:style-name="T2">Czujnik bazowania</text:span></text:p>
          </draw:text-box>
        </draw:frame>
        <draw:connector draw:style-name="gr11" draw:text-style-name="P2" draw:layer="layout" svg:x1="13.7cm" svg:y1="7.244cm" svg:x2="8.871cm" svg:y2="10.9cm" svg:d="M13700 7244h-4829v3656" svg:viewBox="0 0 4830 3657">
          <text:p/>
        </draw:connector>
        <draw:frame draw:style-name="gr13" draw:text-style-name="P9" draw:layer="layout" svg:width="3.4cm" svg:height="0.9cm" svg:x="8.971cm" svg:y="7.33cm">
          <draw:text-box>
            <text:p><text:span text:style-name="T2">Enkoder A, B</text:span></text:p>
          </draw:text-box>
        </draw:frame>
        <draw:connector draw:style-name="gr11" draw:text-style-name="P2" draw:layer="layout" svg:x1="10.204cm" svg:y1="12.235cm" svg:x2="17.972cm" svg:y2="8.332cm" draw:start-shape="id1" draw:start-glue-point="1" draw:end-shape="id2" draw:end-glue-point="2" svg:d="M10204 12235h7768v-3903" svg:viewBox="0 0 7769 3904">
          <text:p/>
        </draw:connector>
        <draw:custom-shape draw:style-name="gr14" draw:text-style-name="P11" xml:id="id2" draw:id="id2" draw:layer="layout" svg:width="2.456cm" svg:height="0.832cm" svg:x="16.744cm" svg:y="7.5cm">
          <text:p text:style-name="P6"><text:span text:style-name="T3">Mostek H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6.744cm" svg:y1="7.916cm" svg:x2="14.145cm" svg:y2="7.897cm" draw:start-shape="id2" draw:start-glue-point="3" draw:end-shape="id3" draw:end-glue-point="9" svg:d="M16744 7916h-1128v-19h-1471" svg:viewBox="0 0 2600 20">
          <text:p/>
        </draw:connector>
        <draw:frame draw:style-name="gr15" draw:text-style-name="P9" draw:layer="layout" svg:width="3.4cm" svg:height="1cm" svg:x="10.851cm" svg:y="11.556cm">
          <draw:text-box>
            <text:p><text:span text:style-name="T2">PWM, dir</text:span></text:p>
          </draw:text-box>
        </draw:frame>
        <draw:frame draw:style-name="gr16" draw:text-style-name="P12" draw:layer="layout" svg:width="4.8cm" svg:height="1.361cm" svg:x="2.6cm" svg:y="10.939cm">
          <draw:text-box>
            <text:p><text:span text:style-name="T4">Wejścia analogowe</text:span></text:p>
            <text:p><text:span text:style-name="T4">0-10V</text:span></text:p>
          </draw:text-box>
        </draw:frame>
        <draw:connector draw:style-name="gr17" draw:text-style-name="P13" draw:layer="layout" draw:line-skew="-0.38cm" svg:x1="3.382cm" svg:y1="3.094cm" svg:x2="7.475cm" svg:y2="12.235cm" draw:start-shape="id4" draw:start-glue-point="7" draw:end-shape="id1" svg:d="M3382 3094h-882v9141h4975" svg:viewBox="0 0 4976 9142">
          <text:p/>
        </draw:connector>
        <draw:connector draw:style-name="gr18" draw:text-style-name="P6" draw:layer="layout" draw:line-skew="0.317cm -0.38cm" svg:x1="14.297cm" svg:y1="2.685cm" svg:x2="3.382cm" svg:y2="3.094cm" draw:start-shape="id5" draw:start-glue-point="8" draw:end-shape="id4" draw:end-glue-point="7" svg:d="M14297 2685v-185h-11797v594h882" svg:viewBox="0 0 11798 595">
          <text:p/>
        </draw:connector>
        <draw:g xml:id="id6" draw:id="id6">
          <draw:custom-shape draw:style-name="gr19" draw:text-style-name="P14" draw:layer="layout" svg:width="0.5cm" svg:height="0.531cm" svg:x="2.8cm" svg:y="14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3" draw:layer="layout" svg:x1="3.05cm" svg:y1="13.512cm" svg:x2="3.05cm" svg:y2="14.149cm">
            <text:p/>
          </draw:line>
          <draw:custom-shape draw:style-name="gr21" draw:text-style-name="P13" draw:layer="layout" svg:width="1.1cm" svg:height="1.8cm" svg:x="2.5cm" svg:y="13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3" draw:layer="layout" svg:x1="3.6cm" svg:y1="14.2cm" svg:x2="8.839cm" svg:y2="13.6cm" draw:start-shape="id6" draw:start-glue-point="1" draw:end-shape="id1" draw:end-glue-point="2" svg:d="M3600 14200h5239v-600" svg:viewBox="0 0 5240 601">
          <text:p/>
        </draw:connector>
        <draw:custom-shape draw:style-name="gr22" draw:text-style-name="P13" xml:id="id7" draw:id="id7" draw:layer="layout" svg:width="1cm" svg:height="1cm" draw:transform="rotate (0.785398163397448) translate (14.786cm 14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3" draw:layer="layout" svg:x1="15.139cm" svg:y1="14.506cm" svg:x2="15.846cm" svg:y2="13.799cm">
          <text:p/>
        </draw:line>
        <draw:line draw:style-name="gr3" draw:text-style-name="P13" draw:layer="layout" svg:x1="15.139cm" svg:y1="13.799cm" svg:x2="15.846cm" svg:y2="14.506cm">
          <text:p/>
        </draw:line>
        <draw:connector draw:style-name="gr23" draw:text-style-name="P13" draw:layer="layout" draw:line-skew="-2.295cm" svg:x1="10.204cm" svg:y1="12.235cm" svg:x2="14.992cm" svg:y2="14.153cm" draw:start-shape="id1" draw:start-glue-point="1" draw:end-shape="id7" draw:end-glue-point="5" svg:d="M10204 12235h-4v1918h4792" svg:viewBox="0 0 4793 1919">
          <text:p/>
        </draw:connector>
        <draw:frame draw:style-name="gr24" draw:text-style-name="P12" draw:layer="layout" svg:width="4.8cm" svg:height="0.806cm" svg:x="3.7cm" svg:y="14.139cm">
          <draw:text-box>
            <text:p><text:span text:style-name="T4">Wejścia dyskretne</text:span></text:p>
          </draw:text-box>
        </draw:frame>
        <draw:frame draw:style-name="gr24" draw:text-style-name="P12" draw:layer="layout" svg:width="4.8cm" svg:height="0.806cm" svg:x="10.2cm" svg:y="14.1cm">
          <draw:text-box>
            <text:p><text:span text:style-name="T4">Wyjście dyskret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3:33:45.024022185</meta:creation-date>
    <dc:date>2017-05-21T15:15:04.415297716</dc:date>
    <meta:editing-duration>PT2M38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